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Title" style:master-page-name="MP0">
      <style:paragraph-properties fo:text-align="center" style:justify-single-word="false" style:page-number="auto" fo:break-before="page"/>
    </style:style>
    <style:style style:name="P3" style:family="paragraph" style:parent-style-name="Normal"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2012-03-22</text:p>
      <text:p text:style-name="P1">Deltagere fremmødt: Sam, Yusuf, René, Nicolaj, Cong, Michael, Søren<text:line-break/>Digitalt fremmødt: Ingen<text:line-break/>Ikke fremmødt: Ingen</text:p>
      <text:p text:style-name="P1">Nicolaj tager sig af implementering af start (vis data og initialisere) og stop for styresystem. Robottens kommunikation fungerer nu.</text:p>
      <text:p text:style-name="P1">Til implementering af start vil det være således, at der laves et trelagsmodel, så der kan laves en event-handler, der kalder en start-funktion.</text:p>
      <text:p text:style-name="P1">Der skal måske bruges en <text:span text:style-name="T1">factory</text:span>, da der er mange ting, der skal genbruges. Det skal kunne indstilles mht. tråde – ellers skal de implementeres statisk. Dette skal sættes under refactor-delen for 'Styresystem: Som bruger vil jeg kunne starte/stoppe systemet.'.</text:p>
      <text:p text:style-name="P1">Folk sættes til arbejde!</text:p>
      <text:p text:style-name="P4">Virtuelt møde i morgen på skype kl. 10.00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2-23T07:52:00Z</meta:creation-date>
    <dc:date>2012-03-22T15:00:30.53</dc:date>
    <meta:editing-cycles>5</meta:editing-cycles>
    <meta:editing-duration>PT44M38S</meta:editing-duration>
    <meta:document-statistic meta:table-count="0" meta:image-count="0" meta:object-count="0" meta:page-count="1" meta:paragraph-count="7" meta:word-count="111" meta:character-count="732" meta:non-whitespace-character-count="628"/>
    <meta:template xlink:type="simple" xlink:actuate="onRequest" xlink:title="" xlink:href="Normal"/>
  </office:meta>
</office:document-meta>
</file>